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503cm" fo:background-color="transparent">
        <style:background-image/>
      </style:paragraph-properties>
      <style:text-properties fo:color="#000000" fo:background-color="transparent"/>
    </style:style>
    <style:style style:name="P2" style:family="paragraph" style:parent-style-name="Standard">
      <style:paragraph-properties style:line-height-at-least="0.503cm" fo:background-color="transparent">
        <style:background-image/>
      </style:paragraph-properties>
      <style:text-properties fo:color="#000000" style:font-name="Consolas" fo:font-size="10.5pt" fo:font-weight="normal"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üh-Biedermeier</text:p>
      <text:p text:style-name="P2"/>
      <text:p text:style-name="P2">&lt;h2&gt;Früh-Biedermeier&lt;/h2&gt;</text:p>
      <text:p text:style-name="P1"/>
      <text:p text:style-name="P2">&lt;p&gt;Übergangszeit vom Empire ins Biedermeier. Dadurch weist diese Epoche noch viele Merkmale der Empire-Zeit auf. Die Taillenlinie rutscht langsam an die natürliche Position. Röcke sind relativ eng und werden langsam weiter. Die Ärmel von Tageskleidern sind nun immer lang und der Ausschnitt wird immer kleiner.</text:p>
      <text:p text:style-name="P2">&lt;/p&gt;</text:p>
      <text:p text:style-name="P2"/>
      <text:p text:style-name="P2"/>
      <text:p text:style-name="P2">&lt;h3&gt;Aufbau des Kleidungsstils&lt;/h3&gt;</text:p>
      <text:p text:style-name="P1"/>
      <text:p text:style-name="P2">&lt;p&gt;Hier soll ein typischer Aufbau der Kleiderschichten entstehen. Dazu ist noch einiges an Vorarbeit nötig, daher kann dies noch dauern...&lt;/p&gt;</text:p>
      <text:p text:style-name="P1"/>
      <text:p text:style-name="P2">&lt;h4&gt;1.) Chemise&lt;/h4&gt;</text:p>
      <text:p text:style-name="P2">&lt;p&gt;Die Chemise ist das Unterhemd. Dies soll die Oberbekleidung vor Schweiß schützen. Die Chemise ist meist aus Leinen oder anderen Naturstoffen</text:p>
      <text:p text:style-name="P2">gefertigt.&lt;/p&gt; </text:p>
      <text:p text:style-name="P1"/>
      <text:p text:style-name="P2">&lt;h4&gt;2.) Korsett&lt;/h4&gt;</text:p>
      <text:p text:style-name="P2">&lt;p&gt;Das Korsett kehr zurück. Da die schmale Taille wieder in Mode kommt und das Gewicht der vielen Röcke wieder auf den ganzen Oberkörper verteilt wird.&lt;/p&gt; </text:p>
      <text:p text:style-name="P1"/>
      <text:p text:style-name="P2">&lt;h4&gt;3.) Ärmelpolster&lt;/h4&gt;</text:p>
      <text:p text:style-name="P2">&lt;p&gt;Die Ärmelpolster stützen die Keulenärmel, damit diese genug Stand haben.&lt;/p&gt; </text:p>
      <text:p text:style-name="P1"/>
      <text:p text:style-name="P2">&lt;h4&gt;4.) Schnurunterrock&lt;/h4&gt;</text:p>
      <text:p text:style-name="P2">&lt;p&gt;Basis der breiten Rocksilhouette ist ein mit Rosshaar oder Kordeln versteifter Schnurunterrock. Dieser ist auch der vorläufer des Reifrocks.&lt;/p&gt;</text:p>
      <text:p text:style-name="P2"/>
      <text:p text:style-name="P2">&lt;h4&gt;5.) mehrere Unterröcke&lt;/h4)</text:p>
      <text:p text:style-name="P2">&lt;p&gt;Über dem Schnurunterrock werden mehrere gestufte/gerüschte Unterröcke getragen. Diese verleihen dem Kleid die nötige Fülle und helfen die gewünschte Rocksilhouette zu weitern&lt;/p&gt;</text:p>
      <text:p text:style-name="P2"/>
      <text:p text:style-name="P2">&lt;h4&gt;6.) Kleid&lt;/h4&gt;</text:p>
      <text:p text:style-name="P2">&lt;p&gt;Das Oberteil und der Rock sind meist aus demselben Stoff gefertigt und zusammengenäht.&lt;/p&gt;</text:p>
      <text:p text:style-name="P2"/>
      <text:p text:style-name="P2">&lt;h4&gt;Kurzusammenfassung der wichtigsten (optischen) Punkte:&lt;/h4&gt;</text:p>
      <text:p text:style-name="P2">&lt;p&gt; - Ausschnitt wird kleiner</text:p>
      <text:p text:style-name="P2">&lt;br&gt;- Taillenlinie rutscht langsam in die natürliche Position</text:p>
      <text:p text:style-name="P2">&lt;br&gt;- Ärmel immer lang</text:p>
      <text:p text:style-name="P2">&lt;br&gt;- Röcke anfangs relativ eng aber werden immer weiter&lt;/p&gt;</text:p>
      <text:p text:style-name="P2"/>
      <text:p text:style-name="P2">&lt;h3&gt;Accessoires&lt;/h3&gt;</text:p>
      <text:p text:style-name="P2">&lt;p&gt;Durch den weiten Ausschnitt werden indische Kaschmirschals zu einem beliebten Accessoire.</text:p>
      <text:p text:style-name="P2">&lt;h4&gt;Schuhe&lt;/h4&gt;</text:p>
      <text:p text:style-name="P2"><text:soft-page-break/>&lt;p&gt;Es werden flache Schuhe getragen, ähnlich den heutigen Ballerinas. Stellenweise werden auch Stiefeletten getragen, aber immer ohne Absatz.</text:p>
      <text:p text:style-name="P2">&lt;/p&gt;</text:p>
      <text:p text:style-name="P1"/>
      <text:p text:style-name="P2">&lt;h4&gt;Handtasche&lt;/h4&gt;</text:p>
      <text:p text:style-name="P2">&lt;p&gt;Da es die Rockunterbauten mit inneren Taschen nicht mehr gibt, benötigt man nun eine Handtasche. Beliebt ist das Réticle, eine Art kleiner Beutel.&lt;/p&gt;</text:p>
      <text:p text:style-name="P1"/>
      <text:p text:style-name="P2">&lt;h4&gt;Kopfbedeckung&lt;/h4&gt;</text:p>
      <text:p text:style-name="P2">&lt;p&gt;Die Hüte sind aus Stroh gefertigt und werden Empire-Schute genannt. Häufig mit Bändern und Blumen dekoriert, jedoch steht der Anspruch natürlich zu wirken immer noch im Vordergrund. &lt;/p&gt;</text:p>
      <text:p text:style-name="P2"/>
      <text:p text:style-name="P2">&lt;h4&gt;Pelisse und Spenzer&lt;/h4&gt;</text:p>
      <text:p text:style-name="P2">&lt;p&gt;Da die Alltagskleidung durch die verwendeten Stoffe nicht für den Europäischen Winter geeignet sind, entwickelten sich Kaschmirschals, Pelisse (oder auch Redingote) und der Spenzer.</text:p>
      <text:p text:style-name="P2">&lt;br&gt;Pelisse sind bodenlange Mäntel die vorne, über die Körpermitte der ganzen Länge nach mit Haken &amp; Augen oder Knöpfen geschlossen werden. Der Stil orientiert sich an der Napoleonischen Armee.</text:p>
      <text:p text:style-name="P2">&lt;br&gt;Der Spenzer ist ein kurzes aber langärmliges Bustier-Jäckchen. Dieser bedeckt die Arme und durch die hohe Taillenlinie nur den oberen Teil des Kleides. Geschlossen wird dieser entweder mit Haken &amp; Augen oder Knöpfen. Der Spenzer orientiert sich auch wieder am Stil der Napoleonischen Armee.</text:p>
      <text:p text:style-name="P2">&lt;/p&gt;</text:p>
      <text:p text:style-name="P2"/>
      <text:p text:style-name="P2">&lt;p&gt;Taillenlinie = Natürlich schmalste Stelle des Torsos, zwischen Brustkorb und Hüfte. &lt;/p&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ziel Draganam</meta:initial-creator>
    <meta:creation-date>2023-01-02T11:10:42.59</meta:creation-date>
    <dc:date>2023-01-27T14:24:45</dc:date>
    <dc:creator>Raziel Draganam</dc:creator>
    <meta:editing-duration>PT30M13S</meta:editing-duration>
    <meta:editing-cycles>3</meta:editing-cycles>
    <meta:generator>OpenOffice/4.1.13$Win32 OpenOffice.org_project/4113m1$Build-9810</meta:generator>
    <meta:document-statistic meta:table-count="0" meta:image-count="0" meta:object-count="0" meta:page-count="2" meta:paragraph-count="39" meta:word-count="424" meta:character-count="3172"/>
  </office:meta>
</office:document-meta>
</file>